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tories" style:family="table">
      <style:table-properties style:width="17.595cm" fo:margin-left="0cm" table:align="left"/>
    </style:style>
    <style:style style:name="Stories.A" style:family="table-column">
      <style:table-column-properties style:column-width="7.594cm"/>
    </style:style>
    <style:style style:name="Stories.B" style:family="table-column">
      <style:table-column-properties style:column-width="1.217cm"/>
    </style:style>
    <style:style style:name="Stories.C" style:family="table-column">
      <style:table-column-properties style:column-width="1.743cm"/>
    </style:style>
    <style:style style:name="Stories.D" style:family="table-column">
      <style:table-column-properties style:column-width="3.517cm"/>
    </style:style>
    <style:style style:name="Stories.E" style:family="table-column">
      <style:table-column-properties style:column-width="3.524cm"/>
    </style:style>
    <style:style style:name="Stories.A1" style:family="table-cell">
      <style:table-cell-properties fo:padding="0.097cm" fo:border-left="0.05pt solid #000000" fo:border-right="none" fo:border-top="0.05pt solid #000000" fo:border-bottom="0.05pt solid #000000"/>
    </style:style>
    <style:style style:name="Stories.E1" style:family="table-cell">
      <style:table-cell-properties fo:padding="0.097cm" fo:border="0.05pt solid #000000"/>
    </style:style>
    <style:style style:name="Stories.A2" style:family="table-cell">
      <style:table-cell-properties fo:padding="0.097cm" fo:border-left="0.05pt solid #000000" fo:border-right="none" fo:border-top="none" fo:border-bottom="0.05pt solid #000000"/>
    </style:style>
    <style:style style:name="Storie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8cbf" officeooo:paragraph-rsid="000f8cbf"/>
    </style:style>
    <style:style style:name="P2" style:family="paragraph" style:parent-style-name="Standard">
      <style:paragraph-properties fo:text-align="start" style:justify-single-word="false"/>
      <style:text-properties officeooo:rsid="000f8cbf" officeooo:paragraph-rsid="000f8cbf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0f8cbf" officeooo:paragraph-rsid="000f8c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d solver stories</text:p>
      <text:p text:style-name="P1">CS 4900</text:p>
      <text:p text:style-name="P1">10/05/2016</text:p>
      <text:p text:style-name="P1">Bradley Clark, Nathan LaVire, and Matthew Mazzarella</text:p>
      <text:p text:style-name="P1"/>
      <table:table table:name="Stories" table:style-name="Stories">
        <table:table-column table:style-name="Stories.A"/>
        <table:table-column table:style-name="Stories.B"/>
        <table:table-column table:style-name="Stories.C"/>
        <table:table-column table:style-name="Stories.D"/>
        <table:table-column table:style-name="Stories.E"/>
        <table:table-row>
          <table:table-cell table:style-name="Stories.A1" office:value-type="string">
            <text:p text:style-name="P4">Stories</text:p>
          </table:table-cell>
          <table:table-cell table:style-name="Stories.A1" office:value-type="string">
            <text:p text:style-name="P4">Time</text:p>
          </table:table-cell>
          <table:table-cell table:style-name="Stories.A1" office:value-type="string">
            <text:p text:style-name="P4">Risk</text:p>
          </table:table-cell>
          <table:table-cell table:style-name="Stories.A1" office:value-type="string">
            <text:p text:style-name="P4">Assigned Person</text:p>
          </table:table-cell>
          <table:table-cell table:style-name="Stories.E1" office:value-type="string">
            <text:p text:style-name="P4">Percent Complete</text:p>
          </table:table-cell>
        </table:table-row>
        <table:table-row>
          <table:table-cell table:style-name="Stories.A2" office:value-type="string">
            <text:p text:style-name="P4">Command line interface</text:p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4"/>
          </table:table-cell>
          <table:table-cell table:style-name="Stories.A2" office:value-type="string">
            <text:p text:style-name="P3"/>
          </table:table-cell>
          <table:table-cell table:style-name="Stories.E2" office:value-type="string">
            <text:p text:style-name="P3"/>
          </table:table-cell>
        </table:table-row>
        <table:table-row>
          <table:table-cell table:style-name="Stories.A2" office:value-type="string">
            <text:p text:style-name="P4">Input and output should match the nomenclature and scienitific notion for the formula</text:p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E2" office:value-type="string">
            <text:p text:style-name="P3"/>
          </table:table-cell>
        </table:table-row>
        <table:table-row>
          <table:table-cell table:style-name="Stories.A2" office:value-type="string">
            <text:p text:style-name="P4">The precession and accuracy of full single point and IEEE floating point</text:p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E2" office:value-type="string">
            <text:p text:style-name="P3"/>
          </table:table-cell>
        </table:table-row>
        <table:table-row>
          <table:table-cell table:style-name="Stories.A2" office:value-type="string">
            <text:p text:style-name="P4">Warning: as much as possiable and when anything goes wrong</text:p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E2" office:value-type="string">
            <text:p text:style-name="P3"/>
          </table:table-cell>
        </table:table-row>
        <table:table-row>
          <table:table-cell table:style-name="Stories.A2" office:value-type="string">
            <text:p text:style-name="P4">How often it is going to be used</text:p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E2" office:value-type="string">
            <text:p text:style-name="P3"/>
          </table:table-cell>
        </table:table-row>
        <table:table-row>
          <table:table-cell table:style-name="Stories.A2" office:value-type="string">
            <text:p text:style-name="P4">Input and output ranges</text:p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E2" office:value-type="string">
            <text:p text:style-name="P3"/>
          </table:table-cell>
        </table:table-row>
        <table:table-row>
          <table:table-cell table:style-name="Stories.A2" office:value-type="string">
            <text:p text:style-name="P4">Warning: if there is high round off</text:p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E2" office:value-type="string">
            <text:p text:style-name="P3"/>
          </table:table-cell>
        </table:table-row>
        <table:table-row>
          <table:table-cell table:style-name="Stories.A2" office:value-type="string">
            <text:p text:style-name="P4">The command line just prop the user for correct input</text:p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E2" office:value-type="string">
            <text:p text:style-name="P3"/>
          </table:table-cell>
        </table:table-row>
        <table:table-row>
          <table:table-cell table:style-name="Stories.A2" office:value-type="string">
            <text:p text:style-name="P4">Examples of correct input to the users if needed</text:p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A2" office:value-type="string">
            <text:p text:style-name="P3"/>
          </table:table-cell>
          <table:table-cell table:style-name="Stories.E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1:52:32.043531041</meta:creation-date>
    <dc:date>2016-10-03T22:07:47.974813126</dc:date>
    <meta:editing-duration>PT5S</meta:editing-duration>
    <meta:editing-cycles>1</meta:editing-cycles>
    <meta:document-statistic meta:table-count="1" meta:image-count="0" meta:object-count="0" meta:page-count="1" meta:paragraph-count="18" meta:word-count="96" meta:character-count="562" meta:non-whitespace-character-count="484"/>
    <meta:generator>LibreOffice/4.2.8.2$Linux_X86_64 LibreOffice_project/420m0$Build-2</meta:generator>
  </office:meta>
</office:document-meta>
</file>